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/>
          <table:table-cell table:style-name="Default" office:value-type="string" calcext:value-type="string">
            <text:p>Masse_A</text:p>
          </table:table-cell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88.43446" calcext:value-type="float">
            <text:p>8.84E+01</text:p>
          </table:table-cell>
        </table:table-row>
        <table:table-row table:style-name="ro1">
          <table:table-cell office:value-type="float" office:value="0.099" calcext:value-type="float">
            <text:p>9.90E-02</text:p>
          </table:table-cell>
          <table:table-cell office:value-type="float" office:value="85.09976" calcext:value-type="float">
            <text:p>8.51E+01</text:p>
          </table:table-cell>
        </table:table-row>
        <table:table-row table:style-name="ro1">
          <table:table-cell office:value-type="float" office:value="0.198" calcext:value-type="float">
            <text:p>1.98E-01</text:p>
          </table:table-cell>
          <table:table-cell office:value-type="float" office:value="71.72111" calcext:value-type="float">
            <text:p>7.17E+01</text:p>
          </table:table-cell>
        </table:table-row>
        <table:table-row table:style-name="ro1">
          <table:table-cell office:value-type="float" office:value="0.297" calcext:value-type="float">
            <text:p>2.97E-01</text:p>
          </table:table-cell>
          <table:table-cell office:value-type="float" office:value="44.1376" calcext:value-type="float">
            <text:p>4.41E+01</text:p>
          </table:table-cell>
        </table:table-row>
        <table:table-row table:style-name="ro1">
          <table:table-cell office:value-type="float" office:value="0.396" calcext:value-type="float">
            <text:p>3.96E-01</text:p>
          </table:table-cell>
          <table:table-cell office:value-type="float" office:value="8.172523" calcext:value-type="float">
            <text:p>8.17E+00</text:p>
          </table:table-cell>
        </table:table-row>
        <table:table-row table:style-name="ro1">
          <table:table-cell office:value-type="float" office:value="0.495" calcext:value-type="float">
            <text:p>4.95E-01</text:p>
          </table:table-cell>
          <table:table-cell office:value-type="float" office:value="-31.97338" calcext:value-type="float">
            <text:p>-3.20E+01</text:p>
          </table:table-cell>
        </table:table-row>
        <table:table-row table:style-name="ro1">
          <table:table-cell office:value-type="float" office:value="0.594" calcext:value-type="float">
            <text:p>5.94E-01</text:p>
          </table:table-cell>
          <table:table-cell office:value-type="float" office:value="-74.60787" calcext:value-type="float">
            <text:p>-7.46E+01</text:p>
          </table:table-cell>
        </table:table-row>
        <table:table-row table:style-name="ro1">
          <table:table-cell office:value-type="float" office:value="0.693" calcext:value-type="float">
            <text:p>6.93E-01</text:p>
          </table:table-cell>
          <table:table-cell office:value-type="float" office:value="-109.7169" calcext:value-type="float">
            <text:p>-1.10E+02</text:p>
          </table:table-cell>
        </table:table-row>
        <table:table-row table:style-name="ro1">
          <table:table-cell office:value-type="float" office:value="0.792" calcext:value-type="float">
            <text:p>7.92E-01</text:p>
          </table:table-cell>
          <table:table-cell office:value-type="float" office:value="-138.1565" calcext:value-type="float">
            <text:p>-1.38E+02</text:p>
          </table:table-cell>
        </table:table-row>
        <table:table-row table:style-name="ro1">
          <table:table-cell office:value-type="float" office:value="0.891" calcext:value-type="float">
            <text:p>8.91E-01</text:p>
          </table:table-cell>
          <table:table-cell office:value-type="float" office:value="-151.5451" calcext:value-type="float">
            <text:p>-1.52E+02</text:p>
          </table:table-cell>
        </table:table-row>
        <table:table-row table:style-name="ro1">
          <table:table-cell office:value-type="float" office:value="0.99" calcext:value-type="float">
            <text:p>9.90E-01</text:p>
          </table:table-cell>
          <table:table-cell office:value-type="float" office:value="-151.555" calcext:value-type="float">
            <text:p>-1.52E+02</text:p>
          </table:table-cell>
        </table:table-row>
        <table:table-row table:style-name="ro1">
          <table:table-cell office:value-type="float" office:value="1.089" calcext:value-type="float">
            <text:p>1.09E+00</text:p>
          </table:table-cell>
          <table:table-cell office:value-type="float" office:value="-138.1764" calcext:value-type="float">
            <text:p>-1.38E+02</text:p>
          </table:table-cell>
        </table:table-row>
        <table:table-row table:style-name="ro1">
          <table:table-cell office:value-type="float" office:value="1.188" calcext:value-type="float">
            <text:p>1.19E+00</text:p>
          </table:table-cell>
          <table:table-cell office:value-type="float" office:value="-113.9176" calcext:value-type="float">
            <text:p>-1.14E+02</text:p>
          </table:table-cell>
        </table:table-row>
        <table:table-row table:style-name="ro1">
          <table:table-cell office:value-type="float" office:value="1.287" calcext:value-type="float">
            <text:p>1.29E+00</text:p>
          </table:table-cell>
          <table:table-cell office:value-type="float" office:value="-82.14331" calcext:value-type="float">
            <text:p>-8.21E+01</text:p>
          </table:table-cell>
        </table:table-row>
        <table:table-row table:style-name="ro1">
          <table:table-cell office:value-type="float" office:value="1.386" calcext:value-type="float">
            <text:p>1.39E+00</text:p>
          </table:table-cell>
          <table:table-cell office:value-type="float" office:value="-45.33212" calcext:value-type="float">
            <text:p>-4.53E+01</text:p>
          </table:table-cell>
        </table:table-row>
        <table:table-row table:style-name="ro1">
          <table:table-cell office:value-type="float" office:value="1.584" calcext:value-type="float">
            <text:p>1.58E+00</text:p>
          </table:table-cell>
          <table:table-cell office:value-type="float" office:value="24.87593" calcext:value-type="float">
            <text:p>2.49E+01</text:p>
          </table:table-cell>
        </table:table-row>
        <table:table-row table:style-name="ro1">
          <table:table-cell office:value-type="float" office:value="1.683" calcext:value-type="float">
            <text:p>1.68E+00</text:p>
          </table:table-cell>
          <table:table-cell office:value-type="float" office:value="53.32546" calcext:value-type="float">
            <text:p>5.33E+01</text:p>
          </table:table-cell>
        </table:table-row>
        <table:table-row table:style-name="ro1">
          <table:table-cell office:value-type="float" office:value="1.782" calcext:value-type="float">
            <text:p>1.78E+00</text:p>
          </table:table-cell>
          <table:table-cell office:value-type="float" office:value="65.05169" calcext:value-type="float">
            <text:p>6.51E+01</text:p>
          </table:table-cell>
        </table:table-row>
        <table:table-row table:style-name="ro1">
          <table:table-cell office:value-type="float" office:value="1.881" calcext:value-type="float">
            <text:p>1.88E+00</text:p>
          </table:table-cell>
          <table:table-cell office:value-type="float" office:value="65.86795" calcext:value-type="float">
            <text:p>6.59E+01</text:p>
          </table:table-cell>
        </table:table-row>
        <table:table-row table:style-name="ro1">
          <table:table-cell office:value-type="float" office:value="1.98" calcext:value-type="float">
            <text:p>1.98E+00</text:p>
          </table:table-cell>
          <table:table-cell office:value-type="float" office:value="54.18154" calcext:value-type="float">
            <text:p>5.42E+01</text:p>
          </table:table-cell>
        </table:table-row>
        <table:table-row table:style-name="ro1">
          <table:table-cell office:value-type="float" office:value="2.079" calcext:value-type="float">
            <text:p>2.08E+00</text:p>
          </table:table-cell>
          <table:table-cell office:value-type="float" office:value="34.92982" calcext:value-type="float">
            <text:p>3.49E+01</text:p>
          </table:table-cell>
        </table:table-row>
        <table:table-row table:style-name="ro1">
          <table:table-cell office:value-type="float" office:value="2.178" calcext:value-type="float">
            <text:p>2.18E+00</text:p>
          </table:table-cell>
          <table:table-cell office:value-type="float" office:value="6.520101" calcext:value-type="float">
            <text:p>6.52E+00</text:p>
          </table:table-cell>
        </table:table-row>
        <table:table-row table:style-name="ro1">
          <table:table-cell office:value-type="float" office:value="2.277" calcext:value-type="float">
            <text:p>2.28E+00</text:p>
          </table:table-cell>
          <table:table-cell office:value-type="float" office:value="-26.94643" calcext:value-type="float">
            <text:p>-2.69E+01</text:p>
          </table:table-cell>
        </table:table-row>
        <table:table-row table:style-name="ro1">
          <table:table-cell office:value-type="float" office:value="2.376" calcext:value-type="float">
            <text:p>2.38E+00</text:p>
          </table:table-cell>
          <table:table-cell office:value-type="float" office:value="-59.56684" calcext:value-type="float">
            <text:p>-5.96E+01</text:p>
          </table:table-cell>
        </table:table-row>
        <table:table-row table:style-name="ro1">
          <table:table-cell office:value-type="float" office:value="2.475" calcext:value-type="float">
            <text:p>2.48E+00</text:p>
          </table:table-cell>
          <table:table-cell office:value-type="float" office:value="-90.51492" calcext:value-type="float">
            <text:p>-9.05E+01</text:p>
          </table:table-cell>
        </table:table-row>
        <table:table-row table:style-name="ro1">
          <table:table-cell office:value-type="float" office:value="2.574" calcext:value-type="float">
            <text:p>2.57E+00</text:p>
          </table:table-cell>
          <table:table-cell office:value-type="float" office:value="-113.9176" calcext:value-type="float">
            <text:p>-1.14E+02</text:p>
          </table:table-cell>
        </table:table-row>
        <table:table-row table:style-name="ro1">
          <table:table-cell office:value-type="float" office:value="2.673" calcext:value-type="float">
            <text:p>2.67E+00</text:p>
          </table:table-cell>
          <table:table-cell office:value-type="float" office:value="-128.1324" calcext:value-type="float">
            <text:p>-1.28E+02</text:p>
          </table:table-cell>
        </table:table-row>
        <table:table-row table:style-name="ro1">
          <table:table-cell office:value-type="float" office:value="2.772" calcext:value-type="float">
            <text:p>2.77E+00</text:p>
          </table:table-cell>
          <table:table-cell office:value-type="float" office:value="-129.7948" calcext:value-type="float">
            <text:p>-1.30E+02</text:p>
          </table:table-cell>
        </table:table-row>
        <table:table-row table:style-name="ro1">
          <table:table-cell office:value-type="float" office:value="2.871" calcext:value-type="float">
            <text:p>2.87E+00</text:p>
          </table:table-cell>
          <table:table-cell office:value-type="float" office:value="-121.4531" calcext:value-type="float">
            <text:p>-1.21E+02</text:p>
          </table:table-cell>
        </table:table-row>
        <table:table-row table:style-name="ro1">
          <table:table-cell office:value-type="float" office:value="2.97" calcext:value-type="float">
            <text:p>2.97E+00</text:p>
          </table:table-cell>
          <table:table-cell office:value-type="float" office:value="-103.0574" calcext:value-type="float">
            <text:p>-1.03E+02</text:p>
          </table:table-cell>
        </table:table-row>
        <table:table-row table:style-name="ro1">
          <table:table-cell office:value-type="float" office:value="3.069" calcext:value-type="float">
            <text:p>3.07E+00</text:p>
          </table:table-cell>
          <table:table-cell office:value-type="float" office:value="-78.7887" calcext:value-type="float">
            <text:p>-7.88E+01</text:p>
          </table:table-cell>
        </table:table-row>
        <table:table-row table:style-name="ro1">
          <table:table-cell office:value-type="float" office:value="3.168" calcext:value-type="float">
            <text:p>3.17E+00</text:p>
          </table:table-cell>
          <table:table-cell office:value-type="float" office:value="-49.53286" calcext:value-type="float">
            <text:p>-4.95E+01</text:p>
          </table:table-cell>
        </table:table-row>
        <table:table-row table:style-name="ro1">
          <table:table-cell office:value-type="float" office:value="3.267" calcext:value-type="float">
            <text:p>3.27E+00</text:p>
          </table:table-cell>
          <table:table-cell office:value-type="float" office:value="-18.60468" calcext:value-type="float">
            <text:p>-1.86E+01</text:p>
          </table:table-cell>
        </table:table-row>
        <table:table-row table:style-name="ro1">
          <table:table-cell office:value-type="float" office:value="3.366" calcext:value-type="float">
            <text:p>3.37E+00</text:p>
          </table:table-cell>
          <table:table-cell office:value-type="float" office:value="9.018643" calcext:value-type="float">
            <text:p>9.02E+00</text:p>
          </table:table-cell>
        </table:table-row>
        <table:table-row table:style-name="ro1">
          <table:table-cell office:value-type="float" office:value="3.465" calcext:value-type="float">
            <text:p>3.47E+00</text:p>
          </table:table-cell>
          <table:table-cell office:value-type="float" office:value="29.90287" calcext:value-type="float">
            <text:p>2.99E+01</text:p>
          </table:table-cell>
        </table:table-row>
        <table:table-row table:style-name="ro1">
          <table:table-cell office:value-type="float" office:value="3.564" calcext:value-type="float">
            <text:p>3.56E+00</text:p>
          </table:table-cell>
          <table:table-cell office:value-type="float" office:value="40.79294" calcext:value-type="float">
            <text:p>4.08E+01</text:p>
          </table:table-cell>
        </table:table-row>
        <table:table-row table:style-name="ro1">
          <table:table-cell office:value-type="float" office:value="3.663" calcext:value-type="float">
            <text:p>3.66E+00</text:p>
          </table:table-cell>
          <table:table-cell office:value-type="float" office:value="44.14755" calcext:value-type="float">
            <text:p>4.41E+01</text:p>
          </table:table-cell>
        </table:table-row>
        <table:table-row table:style-name="ro1">
          <table:table-cell office:value-type="float" office:value="3.762" calcext:value-type="float">
            <text:p>3.76E+00</text:p>
          </table:table-cell>
          <table:table-cell office:value-type="float" office:value="38.27448" calcext:value-type="float">
            <text:p>3.83E+01</text:p>
          </table:table-cell>
        </table:table-row>
        <table:table-row table:style-name="ro1">
          <table:table-cell office:value-type="float" office:value="3.861" calcext:value-type="float">
            <text:p>3.86E+00</text:p>
          </table:table-cell>
          <table:table-cell office:value-type="float" office:value="22.38734" calcext:value-type="float">
            <text:p>2.24E+01</text:p>
          </table:table-cell>
        </table:table-row>
        <table:table-row table:style-name="ro1">
          <table:table-cell office:value-type="float" office:value="3.96" calcext:value-type="float">
            <text:p>3.96E+00</text:p>
          </table:table-cell>
          <table:table-cell office:value-type="float" office:value="0.6470329" calcext:value-type="float">
            <text:p>6.47E-01</text:p>
          </table:table-cell>
        </table:table-row>
        <table:table-row table:style-name="ro1">
          <table:table-cell office:value-type="float" office:value="4.059" calcext:value-type="float">
            <text:p>4.06E+00</text:p>
          </table:table-cell>
          <table:table-cell office:value-type="float" office:value="-24.43793" calcext:value-type="float">
            <text:p>-2.44E+01</text:p>
          </table:table-cell>
        </table:table-row>
        <table:table-row table:style-name="ro1">
          <table:table-cell office:value-type="float" office:value="4.158" calcext:value-type="float">
            <text:p>4.16E+00</text:p>
          </table:table-cell>
          <table:table-cell office:value-type="float" office:value="-48.68674" calcext:value-type="float">
            <text:p>-4.87E+01</text:p>
          </table:table-cell>
        </table:table-row>
        <table:table-row table:style-name="ro1">
          <table:table-cell office:value-type="float" office:value="4.257" calcext:value-type="float">
            <text:p>4.26E+00</text:p>
          </table:table-cell>
          <table:table-cell office:value-type="float" office:value="-71.27316" calcext:value-type="float">
            <text:p>-7.13E+01</text:p>
          </table:table-cell>
        </table:table-row>
        <table:table-row table:style-name="ro1">
          <table:table-cell office:value-type="float" office:value="4.356" calcext:value-type="float">
            <text:p>4.36E+00</text:p>
          </table:table-cell>
          <table:table-cell office:value-type="float" office:value="-93.04333" calcext:value-type="float">
            <text:p>-9.30E+01</text:p>
          </table:table-cell>
        </table:table-row>
        <table:table-row table:style-name="ro1">
          <table:table-cell office:value-type="float" office:value="4.455" calcext:value-type="float">
            <text:p>4.46E+00</text:p>
          </table:table-cell>
          <table:table-cell office:value-type="float" office:value="-105.5659" calcext:value-type="float">
            <text:p>-1.06E+02</text:p>
          </table:table-cell>
        </table:table-row>
        <table:table-row table:style-name="ro1">
          <table:table-cell office:value-type="float" office:value="4.554" calcext:value-type="float">
            <text:p>4.55E+00</text:p>
          </table:table-cell>
          <table:table-cell office:value-type="float" office:value="-108.9106" calcext:value-type="float">
            <text:p>-1.09E+02</text:p>
          </table:table-cell>
        </table:table-row>
        <table:table-row table:style-name="ro1">
          <table:table-cell office:value-type="float" office:value="4.653" calcext:value-type="float">
            <text:p>4.65E+00</text:p>
          </table:table-cell>
          <table:table-cell office:value-type="float" office:value="-101.3652" calcext:value-type="float">
            <text:p>-1.01E+02</text:p>
          </table:table-cell>
        </table:table-row>
        <table:table-row table:style-name="ro1">
          <table:table-cell office:value-type="float" office:value="4.752" calcext:value-type="float">
            <text:p>4.75E+00</text:p>
          </table:table-cell>
          <table:table-cell office:value-type="float" office:value="-90.50497" calcext:value-type="float">
            <text:p>-9.05E+01</text:p>
          </table:table-cell>
        </table:table-row>
        <table:table-row table:style-name="ro1">
          <table:table-cell office:value-type="float" office:value="4.851" calcext:value-type="float">
            <text:p>4.85E+00</text:p>
          </table:table-cell>
          <table:table-cell office:value-type="float" office:value="-73.78166" calcext:value-type="float">
            <text:p>-7.38E+01</text:p>
          </table:table-cell>
        </table:table-row>
        <table:table-row table:style-name="ro1">
          <table:table-cell office:value-type="float" office:value="4.95" calcext:value-type="float">
            <text:p>4.95E+00</text:p>
          </table:table-cell>
          <table:table-cell office:value-type="float" office:value="-50.35907" calcext:value-type="float">
            <text:p>-5.04E+01</text:p>
          </table:table-cell>
        </table:table-row>
        <table:table-row table:style-name="ro1">
          <table:table-cell office:value-type="float" office:value="5.049" calcext:value-type="float">
            <text:p>5.05E+00</text:p>
          </table:table-cell>
          <table:table-cell office:value-type="float" office:value="-28.61876" calcext:value-type="float">
            <text:p>-2.86E+01</text:p>
          </table:table-cell>
        </table:table-row>
        <table:table-row table:style-name="ro1">
          <table:table-cell office:value-type="float" office:value="5.148" calcext:value-type="float">
            <text:p>5.15E+00</text:p>
          </table:table-cell>
          <table:table-cell office:value-type="float" office:value="-6.888412" calcext:value-type="float">
            <text:p>-6.89E+00</text:p>
          </table:table-cell>
        </table:table-row>
        <table:table-row table:style-name="ro1">
          <table:table-cell office:value-type="float" office:value="5.247" calcext:value-type="float">
            <text:p>5.25E+00</text:p>
          </table:table-cell>
          <table:table-cell office:value-type="float" office:value="11.51719" calcext:value-type="float">
            <text:p>1.15E+01</text:p>
          </table:table-cell>
        </table:table-row>
        <table:table-row table:style-name="ro1">
          <table:table-cell office:value-type="float" office:value="5.346" calcext:value-type="float">
            <text:p>5.35E+00</text:p>
          </table:table-cell>
          <table:table-cell office:value-type="float" office:value="19.87884" calcext:value-type="float">
            <text:p>1.99E+01</text:p>
          </table:table-cell>
        </table:table-row>
        <table:table-row table:style-name="ro1">
          <table:table-cell office:value-type="float" office:value="5.445" calcext:value-type="float">
            <text:p>5.45E+00</text:p>
          </table:table-cell>
          <table:table-cell office:value-type="float" office:value="23.2235" calcext:value-type="float">
            <text:p>2.32E+01</text:p>
          </table:table-cell>
        </table:table-row>
        <table:table-row table:style-name="ro1">
          <table:table-cell office:value-type="float" office:value="5.544" calcext:value-type="float">
            <text:p>5.54E+00</text:p>
          </table:table-cell>
          <table:table-cell office:value-type="float" office:value="18.20651" calcext:value-type="float">
            <text:p>1.82E+01</text:p>
          </table:table-cell>
        </table:table-row>
        <table:table-row table:style-name="ro1">
          <table:table-cell office:value-type="float" office:value="5.643" calcext:value-type="float">
            <text:p>5.64E+00</text:p>
          </table:table-cell>
          <table:table-cell office:value-type="float" office:value="7.326403" calcext:value-type="float">
            <text:p>7.33E+00</text:p>
          </table:table-cell>
        </table:table-row>
        <table:table-row table:style-name="ro1">
          <table:table-cell office:value-type="float" office:value="5.742" calcext:value-type="float">
            <text:p>5.74E+00</text:p>
          </table:table-cell>
          <table:table-cell office:value-type="float" office:value="-7.724577" calcext:value-type="float">
            <text:p>-7.72E+00</text:p>
          </table:table-cell>
        </table:table-row>
        <table:table-row table:style-name="ro1">
          <table:table-cell office:value-type="float" office:value="5.841" calcext:value-type="float">
            <text:p>5.84E+00</text:p>
          </table:table-cell>
          <table:table-cell office:value-type="float" office:value="-23.59181" calcext:value-type="float">
            <text:p>-2.36E+01</text:p>
          </table:table-cell>
        </table:table-row>
        <table:table-row table:style-name="ro1">
          <table:table-cell office:value-type="float" office:value="5.94" calcext:value-type="float">
            <text:p>5.94E+00</text:p>
          </table:table-cell>
          <table:table-cell office:value-type="float" office:value="-41.14134" calcext:value-type="float">
            <text:p>-4.11E+01</text:p>
          </table:table-cell>
        </table:table-row>
        <table:table-row table:style-name="ro1">
          <table:table-cell office:value-type="float" office:value="6.039" calcext:value-type="float">
            <text:p>6.04E+00</text:p>
          </table:table-cell>
          <table:table-cell office:value-type="float" office:value="-58.72072" calcext:value-type="float">
            <text:p>-5.87E+01</text:p>
          </table:table-cell>
        </table:table-row>
        <table:table-row table:style-name="ro1">
          <table:table-cell office:value-type="float" office:value="6.138" calcext:value-type="float">
            <text:p>6.14E+00</text:p>
          </table:table-cell>
          <table:table-cell office:value-type="float" office:value="-74.61782" calcext:value-type="float">
            <text:p>-7.46E+01</text:p>
          </table:table-cell>
        </table:table-row>
        <table:table-row table:style-name="ro1">
          <table:table-cell office:value-type="float" office:value="6.237" calcext:value-type="float">
            <text:p>6.24E+00</text:p>
          </table:table-cell>
          <table:table-cell office:value-type="float" office:value="-82.97948" calcext:value-type="float">
            <text:p>-8.30E+01</text:p>
          </table:table-cell>
        </table:table-row>
        <table:table-row table:style-name="ro1">
          <table:table-cell office:value-type="float" office:value="6.336" calcext:value-type="float">
            <text:p>6.34E+00</text:p>
          </table:table-cell>
          <table:table-cell office:value-type="float" office:value="-89.6688" calcext:value-type="float">
            <text:p>-8.97E+01</text:p>
          </table:table-cell>
        </table:table-row>
        <table:table-row table:style-name="ro1">
          <table:table-cell office:value-type="float" office:value="6.435" calcext:value-type="float">
            <text:p>6.44E+00</text:p>
          </table:table-cell>
          <table:table-cell office:value-type="float" office:value="-83.81565" calcext:value-type="float">
            <text:p>-8.38E+01</text:p>
          </table:table-cell>
        </table:table-row>
        <table:table-row table:style-name="ro1">
          <table:table-cell office:value-type="float" office:value="6.534" calcext:value-type="float">
            <text:p>6.53E+00</text:p>
          </table:table-cell>
          <table:table-cell office:value-type="float" office:value="-76.2802" calcext:value-type="float">
            <text:p>-7.63E+01</text:p>
          </table:table-cell>
        </table:table-row>
        <table:table-row table:style-name="ro1">
          <table:table-cell office:value-type="float" office:value="6.633" calcext:value-type="float">
            <text:p>6.63E+00</text:p>
          </table:table-cell>
          <table:table-cell office:value-type="float" office:value="-66.23626" calcext:value-type="float">
            <text:p>-6.62E+01</text:p>
          </table:table-cell>
        </table:table-row>
        <table:table-row table:style-name="ro1">
          <table:table-cell office:value-type="float" office:value="6.732" calcext:value-type="float">
            <text:p>6.73E+00</text:p>
          </table:table-cell>
          <table:table-cell office:value-type="float" office:value="-49.5229" calcext:value-type="float">
            <text:p>-4.95E+01</text:p>
          </table:table-cell>
        </table:table-row>
        <table:table-row table:style-name="ro1">
          <table:table-cell office:value-type="float" office:value="6.831" calcext:value-type="float">
            <text:p>6.83E+00</text:p>
          </table:table-cell>
          <table:table-cell office:value-type="float" office:value="-35.30809" calcext:value-type="float">
            <text:p>-3.53E+01</text:p>
          </table:table-cell>
        </table:table-row>
        <table:table-row table:style-name="ro1">
          <table:table-cell office:value-type="float" office:value="6.93" calcext:value-type="float">
            <text:p>6.93E+00</text:p>
          </table:table-cell>
          <table:table-cell office:value-type="float" office:value="-20.25711" calcext:value-type="float">
            <text:p>-2.03E+01</text:p>
          </table:table-cell>
        </table:table-row>
        <table:table-row table:style-name="ro1">
          <table:table-cell office:value-type="float" office:value="7.029" calcext:value-type="float">
            <text:p>7.03E+00</text:p>
          </table:table-cell>
          <table:table-cell office:value-type="float" office:value="-11.06924" calcext:value-type="float">
            <text:p>-1.11E+01</text:p>
          </table:table-cell>
        </table:table-row>
        <table:table-row table:style-name="ro1">
          <table:table-cell office:value-type="float" office:value="7.128" calcext:value-type="float">
            <text:p>7.13E+00</text:p>
          </table:table-cell>
          <table:table-cell office:value-type="float" office:value="-1.015344" calcext:value-type="float">
            <text:p>-1.02E+00</text:p>
          </table:table-cell>
        </table:table-row>
        <table:table-row table:style-name="ro1">
          <table:table-cell office:value-type="float" office:value="7.227" calcext:value-type="float">
            <text:p>7.23E+00</text:p>
          </table:table-cell>
          <table:table-cell office:value-type="float" office:value="4.837815" calcext:value-type="float">
            <text:p>4.84E+00</text:p>
          </table:table-cell>
        </table:table-row>
        <table:table-row table:style-name="ro1">
          <table:table-cell office:value-type="float" office:value="7.326" calcext:value-type="float">
            <text:p>7.33E+00</text:p>
          </table:table-cell>
          <table:table-cell office:value-type="float" office:value="-0.169224" calcext:value-type="float">
            <text:p>-1.69E-01</text:p>
          </table:table-cell>
        </table:table-row>
        <table:table-row table:style-name="ro1">
          <table:table-cell office:value-type="float" office:value="7.425" calcext:value-type="float">
            <text:p>7.43E+00</text:p>
          </table:table-cell>
          <table:table-cell office:value-type="float" office:value="-6.878457" calcext:value-type="float">
            <text:p>-6.88E+00</text:p>
          </table:table-cell>
        </table:table-row>
        <table:table-row table:style-name="ro1">
          <table:table-cell office:value-type="float" office:value="7.524" calcext:value-type="float">
            <text:p>7.52E+00</text:p>
          </table:table-cell>
          <table:table-cell office:value-type="float" office:value="-15.24011" calcext:value-type="float">
            <text:p>-1.52E+01</text:p>
          </table:table-cell>
        </table:table-row>
        <table:table-row table:style-name="ro1">
          <table:table-cell office:value-type="float" office:value="7.623" calcext:value-type="float">
            <text:p>7.62E+00</text:p>
          </table:table-cell>
          <table:table-cell office:value-type="float" office:value="-25.28405" calcext:value-type="float">
            <text:p>-2.53E+01</text:p>
          </table:table-cell>
        </table:table-row>
        <table:table-row table:style-name="ro1">
          <table:table-cell office:value-type="float" office:value="7.722" calcext:value-type="float">
            <text:p>7.72E+00</text:p>
          </table:table-cell>
          <table:table-cell office:value-type="float" office:value="-36.98042" calcext:value-type="float">
            <text:p>-3.70E+01</text:p>
          </table:table-cell>
        </table:table-row>
        <table:table-row table:style-name="ro1">
          <table:table-cell office:value-type="float" office:value="7.821" calcext:value-type="float">
            <text:p>7.82E+00</text:p>
          </table:table-cell>
          <table:table-cell office:value-type="float" office:value="-47.86053" calcext:value-type="float">
            <text:p>-4.79E+01</text:p>
          </table:table-cell>
        </table:table-row>
        <table:table-row table:style-name="ro1">
          <table:table-cell office:value-type="float" office:value="7.92" calcext:value-type="float">
            <text:p>7.92E+00</text:p>
          </table:table-cell>
          <table:table-cell office:value-type="float" office:value="-56.21223" calcext:value-type="float">
            <text:p>-5.62E+01</text:p>
          </table:table-cell>
        </table:table-row>
        <table:table-row table:style-name="ro1">
          <table:table-cell office:value-type="float" office:value="8.019" calcext:value-type="float">
            <text:p>8.02E+00</text:p>
          </table:table-cell>
          <table:table-cell office:value-type="float" office:value="-63.72776" calcext:value-type="float">
            <text:p>-6.37E+01</text:p>
          </table:table-cell>
        </table:table-row>
        <table:table-row table:style-name="ro1">
          <table:table-cell office:value-type="float" office:value="8.118" calcext:value-type="float">
            <text:p>8.12E+00</text:p>
          </table:table-cell>
          <table:table-cell office:value-type="float" office:value="-66.23626" calcext:value-type="float">
            <text:p>-6.62E+01</text:p>
          </table:table-cell>
        </table:table-row>
        <table:table-row table:style-name="ro1">
          <table:table-cell office:value-type="float" office:value="8.217" calcext:value-type="float">
            <text:p>8.22E+00</text:p>
          </table:table-cell>
          <table:table-cell office:value-type="float" office:value="-64.57388" calcext:value-type="float">
            <text:p>-6.46E+01</text:p>
          </table:table-cell>
        </table:table-row>
        <table:table-row table:style-name="ro1">
          <table:table-cell office:value-type="float" office:value="8.316" calcext:value-type="float">
            <text:p>8.32E+00</text:p>
          </table:table-cell>
          <table:table-cell office:value-type="float" office:value="-61.22922" calcext:value-type="float">
            <text:p>-6.12E+01</text:p>
          </table:table-cell>
        </table:table-row>
        <table:table-row table:style-name="ro1">
          <table:table-cell office:value-type="float" office:value="8.415" calcext:value-type="float">
            <text:p>8.42E+00</text:p>
          </table:table-cell>
          <table:table-cell office:value-type="float" office:value="-55.37606" calcext:value-type="float">
            <text:p>-5.54E+01</text:p>
          </table:table-cell>
        </table:table-row>
        <table:table-row table:style-name="ro1">
          <table:table-cell office:value-type="float" office:value="8.514" calcext:value-type="float">
            <text:p>8.51E+00</text:p>
          </table:table-cell>
          <table:table-cell office:value-type="float" office:value="-46.19815" calcext:value-type="float">
            <text:p>-4.62E+01</text:p>
          </table:table-cell>
        </table:table-row>
        <table:table-row table:style-name="ro1">
          <table:table-cell office:value-type="float" office:value="8.613" calcext:value-type="float">
            <text:p>8.61E+00</text:p>
          </table:table-cell>
          <table:table-cell office:value-type="float" office:value="-39.48892" calcext:value-type="float">
            <text:p>-3.95E+01</text:p>
          </table:table-cell>
        </table:table-row>
        <table:table-row table:style-name="ro1">
          <table:table-cell office:value-type="float" office:value="8.712" calcext:value-type="float">
            <text:p>8.71E+00</text:p>
          </table:table-cell>
          <table:table-cell office:value-type="float" office:value="-29.46488" calcext:value-type="float">
            <text:p>-2.95E+01</text:p>
          </table:table-cell>
        </table:table-row>
        <table:table-row table:style-name="ro1">
          <table:table-cell office:value-type="float" office:value="8.811" calcext:value-type="float">
            <text:p>8.81E+00</text:p>
          </table:table-cell>
          <table:table-cell office:value-type="float" office:value="-22.74569" calcext:value-type="float">
            <text:p>-2.27E+01</text:p>
          </table:table-cell>
        </table:table-row>
        <table:table-row table:style-name="ro1">
          <table:table-cell office:value-type="float" office:value="8.91" calcext:value-type="float">
            <text:p>8.91E+00</text:p>
          </table:table-cell>
          <table:table-cell office:value-type="float" office:value="-17.75856" calcext:value-type="float">
            <text:p>-1.78E+01</text:p>
          </table:table-cell>
        </table:table-row>
        <table:table-row table:style-name="ro1">
          <table:table-cell office:value-type="float" office:value="9.009" calcext:value-type="float">
            <text:p>9.01E+00</text:p>
          </table:table-cell>
          <table:table-cell office:value-type="float" office:value="-17.74861" calcext:value-type="float">
            <text:p>-1.77E+01</text:p>
          </table:table-cell>
        </table:table-row>
        <table:table-row table:style-name="ro1">
          <table:table-cell office:value-type="float" office:value="9.108" calcext:value-type="float">
            <text:p>9.11E+00</text:p>
          </table:table-cell>
          <table:table-cell office:value-type="float" office:value="-18.58478" calcext:value-type="float">
            <text:p>-1.86E+01</text:p>
          </table:table-cell>
        </table:table-row>
        <table:table-row table:style-name="ro1">
          <table:table-cell office:value-type="float" office:value="9.207" calcext:value-type="float">
            <text:p>9.21E+00</text:p>
          </table:table-cell>
          <table:table-cell office:value-type="float" office:value="-22.7656" calcext:value-type="float">
            <text:p>-2.28E+01</text:p>
          </table:table-cell>
        </table:table-row>
        <table:table-row table:style-name="ro1">
          <table:table-cell office:value-type="float" office:value="9.306" calcext:value-type="float">
            <text:p>9.31E+00</text:p>
          </table:table-cell>
          <table:table-cell office:value-type="float" office:value="-26.11027" calcext:value-type="float">
            <text:p>-2.61E+01</text:p>
          </table:table-cell>
        </table:table-row>
        <table:table-row table:style-name="ro1">
          <table:table-cell office:value-type="float" office:value="9.405" calcext:value-type="float">
            <text:p>9.41E+00</text:p>
          </table:table-cell>
          <table:table-cell office:value-type="float" office:value="-30.29109" calcext:value-type="float">
            <text:p>-3.03E+01</text:p>
          </table:table-cell>
        </table:table-row>
        <table:table-row table:style-name="ro1">
          <table:table-cell office:value-type="float" office:value="9.504" calcext:value-type="float">
            <text:p>9.50E+00</text:p>
          </table:table-cell>
          <table:table-cell office:value-type="float" office:value="-32.79959" calcext:value-type="float">
            <text:p>-3.28E+01</text:p>
          </table:table-cell>
        </table:table-row>
        <table:table-row table:style-name="ro1">
          <table:table-cell office:value-type="float" office:value="9.603" calcext:value-type="float">
            <text:p>9.60E+00</text:p>
          </table:table-cell>
          <table:table-cell office:value-type="float" office:value="-38.6428" calcext:value-type="float">
            <text:p>-3.86E+01</text:p>
          </table:table-cell>
        </table:table-row>
        <table:table-row table:style-name="ro1">
          <table:table-cell office:value-type="float" office:value="9.702" calcext:value-type="float">
            <text:p>9.70E+00</text:p>
          </table:table-cell>
          <table:table-cell office:value-type="float" office:value="-44.50591" calcext:value-type="float">
            <text:p>-4.45E+01</text:p>
          </table:table-cell>
        </table:table-row>
        <table:table-row table:style-name="ro1">
          <table:table-cell office:value-type="float" office:value="9.801" calcext:value-type="float">
            <text:p>9.80E+00</text:p>
          </table:table-cell>
          <table:table-cell office:value-type="float" office:value="-45.34207" calcext:value-type="float">
            <text:p>-4.53E+01</text:p>
          </table:table-cell>
        </table:table-row>
        <table:table-row table:style-name="ro1">
          <table:table-cell office:value-type="float" office:value="9.9" calcext:value-type="float">
            <text:p>9.90E+00</text:p>
          </table:table-cell>
          <table:table-cell office:value-type="float" office:value="-49.51295" calcext:value-type="float">
            <text:p>-4.95E+01</text:p>
          </table:table-cell>
        </table:table-row>
        <table:table-row table:style-name="ro1">
          <table:table-cell office:value-type="float" office:value="9.999" calcext:value-type="float">
            <text:p>1.00E+01</text:p>
          </table:table-cell>
          <table:table-cell office:value-type="float" office:value="-47.01441" calcext:value-type="float">
            <text:p>-4.70E+01</text:p>
          </table:table-cell>
        </table:table-row>
        <table:table-row table:style-name="ro1">
          <table:table-cell office:value-type="float" office:value="10.098" calcext:value-type="float">
            <text:p>1.01E+01</text:p>
          </table:table-cell>
          <table:table-cell office:value-type="float" office:value="-45.34207" calcext:value-type="float">
            <text:p>-4.53E+01</text:p>
          </table:table-cell>
        </table:table-row>
        <table:table-row table:style-name="ro1">
          <table:table-cell office:value-type="float" office:value="10.197" calcext:value-type="float">
            <text:p>1.02E+01</text:p>
          </table:table-cell>
          <table:table-cell office:value-type="float" office:value="-44.50591" calcext:value-type="float">
            <text:p>-4.45E+01</text:p>
          </table:table-cell>
        </table:table-row>
        <table:table-row table:style-name="ro1">
          <table:table-cell office:value-type="float" office:value="10.296" calcext:value-type="float">
            <text:p>1.03E+01</text:p>
          </table:table-cell>
          <table:table-cell office:value-type="float" office:value="-42.83358" calcext:value-type="float">
            <text:p>-4.28E+01</text:p>
          </table:table-cell>
        </table:table-row>
        <table:table-row table:style-name="ro1">
          <table:table-cell office:value-type="float" office:value="10.395" calcext:value-type="float">
            <text:p>1.04E+01</text:p>
          </table:table-cell>
          <table:table-cell office:value-type="float" office:value="-41.99741" calcext:value-type="float">
            <text:p>-4.20E+01</text:p>
          </table:table-cell>
        </table:table-row>
        <table:table-row table:style-name="ro1">
          <table:table-cell office:value-type="float" office:value="10.494" calcext:value-type="float">
            <text:p>1.05E+01</text:p>
          </table:table-cell>
          <table:table-cell office:value-type="float" office:value="-38.65275" calcext:value-type="float">
            <text:p>-3.87E+01</text:p>
          </table:table-cell>
        </table:table-row>
        <table:table-row table:style-name="ro1">
          <table:table-cell office:value-type="float" office:value="10.593" calcext:value-type="float">
            <text:p>1.06E+01</text:p>
          </table:table-cell>
          <table:table-cell office:value-type="float" office:value="-38.65275" calcext:value-type="float">
            <text:p>-3.87E+01</text:p>
          </table:table-cell>
        </table:table-row>
        <table:table-row table:style-name="ro1">
          <table:table-cell office:value-type="float" office:value="10.692" calcext:value-type="float">
            <text:p>1.07E+01</text:p>
          </table:table-cell>
          <table:table-cell office:value-type="float" office:value="-36.1343" calcext:value-type="float">
            <text:p>-3.61E+01</text:p>
          </table:table-cell>
        </table:table-row>
        <table:table-row table:style-name="ro1">
          <table:table-cell office:value-type="float" office:value="10.791" calcext:value-type="float">
            <text:p>1.08E+01</text:p>
          </table:table-cell>
          <table:table-cell office:value-type="float" office:value="-35.29813" calcext:value-type="float">
            <text:p>-3.53E+01</text:p>
          </table:table-cell>
        </table:table-row>
        <table:table-row table:style-name="ro1">
          <table:table-cell office:value-type="float" office:value="10.89" calcext:value-type="float">
            <text:p>1.09E+01</text:p>
          </table:table-cell>
          <table:table-cell office:value-type="float" office:value="-36.98042" calcext:value-type="float">
            <text:p>-3.70E+01</text:p>
          </table:table-cell>
        </table:table-row>
        <table:table-row table:style-name="ro1">
          <table:table-cell office:value-type="float" office:value="10.989" calcext:value-type="float">
            <text:p>1.10E+01</text:p>
          </table:table-cell>
          <table:table-cell office:value-type="float" office:value="-36.98042" calcext:value-type="float">
            <text:p>-3.70E+01</text:p>
          </table:table-cell>
        </table:table-row>
        <table:table-row table:style-name="ro1">
          <table:table-cell office:value-type="float" office:value="11.088" calcext:value-type="float">
            <text:p>1.11E+01</text:p>
          </table:table-cell>
          <table:table-cell office:value-type="float" office:value="-35.31804" calcext:value-type="float">
            <text:p>-3.53E+01</text:p>
          </table:table-cell>
        </table:table-row>
        <table:table-row table:style-name="ro1">
          <table:table-cell office:value-type="float" office:value="11.187" calcext:value-type="float">
            <text:p>1.12E+01</text:p>
          </table:table-cell>
          <table:table-cell office:value-type="float" office:value="-37.00033" calcext:value-type="float">
            <text:p>-3.70E+01</text:p>
          </table:table-cell>
        </table:table-row>
        <table:table-row table:style-name="ro1">
          <table:table-cell office:value-type="float" office:value="11.286" calcext:value-type="float">
            <text:p>1.13E+01</text:p>
          </table:table-cell>
          <table:table-cell office:value-type="float" office:value="-36.16416" calcext:value-type="float">
            <text:p>-3.62E+01</text:p>
          </table:table-cell>
        </table:table-row>
        <table:table-row table:style-name="ro1">
          <table:table-cell office:value-type="float" office:value="11.385" calcext:value-type="float">
            <text:p>1.14E+01</text:p>
          </table:table-cell>
          <table:table-cell office:value-type="float" office:value="-36.16416" calcext:value-type="float">
            <text:p>-3.62E+01</text:p>
          </table:table-cell>
        </table:table-row>
        <table:table-row table:style-name="ro1">
          <table:table-cell office:value-type="float" office:value="11.484" calcext:value-type="float">
            <text:p>1.15E+01</text:p>
          </table:table-cell>
          <table:table-cell office:value-type="float" office:value="-36.16416" calcext:value-type="float">
            <text:p>-3.62E+01</text:p>
          </table:table-cell>
        </table:table-row>
        <table:table-row table:style-name="ro1">
          <table:table-cell office:value-type="float" office:value="11.583" calcext:value-type="float">
            <text:p>1.16E+01</text:p>
          </table:table-cell>
          <table:table-cell office:value-type="float" office:value="-36.15421" calcext:value-type="float">
            <text:p>-3.62E+01</text:p>
          </table:table-cell>
        </table:table-row>
        <table:table-row table:style-name="ro1">
          <table:table-cell office:value-type="float" office:value="11.682" calcext:value-type="float">
            <text:p>1.17E+01</text:p>
          </table:table-cell>
          <table:table-cell office:value-type="float" office:value="-36.15421" calcext:value-type="float">
            <text:p>-3.62E+01</text:p>
          </table:table-cell>
        </table:table-row>
        <table:table-row table:style-name="ro1">
          <table:table-cell office:value-type="float" office:value="11.781" calcext:value-type="float">
            <text:p>1.18E+01</text:p>
          </table:table-cell>
          <table:table-cell office:value-type="float" office:value="-36.15421" calcext:value-type="float">
            <text:p>-3.62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JP" style:font-size-asian="10pt" style:language-asian="ja" style:country-asian="JP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ja" style:country-asian="JP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10:54.447374189</meta:creation-date>
    <dc:date>2024-03-07T22:14:59.771617445</dc:date>
    <meta:editing-duration>PT4M6S</meta:editing-duration>
    <meta:editing-cycles>1</meta:editing-cycles>
    <meta:document-statistic meta:table-count="1" meta:cell-count="241" meta:object-count="0"/>
    <meta:generator>LibreOffice/24.2.0.3$Linux_X86_64 LibreOffice_project/da48488a73ddd66ea24cf16bbc4f7b9c08e9bea1</meta:generator>
  </office:meta>
</office:document-meta>
</file>